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style:font-weight-complex="bold"/>
    </style:style>
    <style:style style:name="T3" style:parent-style-name="Fonteparág.padrão" style:family="text">
      <style:text-properties fo:font-weight="bold" style:font-weight-asian="bold" style:font-weight-complex="bold"/>
    </style:style>
    <style:style style:name="T4" style:parent-style-name="Fonteparág.padrão" style:family="text">
      <style:text-properties fo:font-weight="bold" style:font-weight-asian="bold" style:font-weight-complex="bold"/>
    </style:style>
    <style:style style:name="T5" style:parent-style-name="Fonteparág.padrão" style:family="text">
      <style:text-properties fo:font-weight="bold" style:font-weight-asian="bold" style:font-weight-complex="bold"/>
    </style:style>
    <style:style style:name="T6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7" style:parent-style-name="Fonteparág.padrão" style:family="text">
      <style:text-properties fo:font-weight="bold" style:font-weight-asian="bold" style:font-weight-complex="bold"/>
    </style:style>
    <style:style style:name="T8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9" style:parent-style-name="Fonteparág.padrão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T14" style:parent-style-name="Fonteparág.padrão" style:family="text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P16" style:parent-style-name="Normal" style:list-style-name="LFO2" style:family="paragraph"/>
    <style:style style:name="T17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8" style:parent-style-name="Fonteparág.padrão" style:family="text">
      <style:text-properties fo:font-weight="bold" style:font-weight-asian="bold" style:font-weight-complex="bold"/>
    </style:style>
    <style:style style:name="T19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20" style:parent-style-name="Fonteparág.padrão" style:family="text">
      <style:text-properties fo:font-weight="bold" style:font-weight-asian="bold" style:font-weight-complex="bold"/>
    </style:style>
    <style:style style:name="T21" style:parent-style-name="Fonteparág.padrão" style:family="text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T28" style:parent-style-name="Fonteparág.padrão" style:family="text">
      <style:text-properties fo:language="en" fo:country="US"/>
    </style:style>
    <style:style style:name="T29" style:parent-style-name="Fonteparág.padrão" style:family="text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T31" style:parent-style-name="Fonteparág.padrão" style:family="text">
      <style:text-properties fo:language="en" fo:country="US"/>
    </style:style>
    <style:style style:name="T32" style:parent-style-name="Fonteparág.padrão" style:family="text">
      <style:text-properties style:font-name="Segoe UI Emoji" style:font-name-complex="Segoe UI Emoji"/>
    </style:style>
    <style:style style:name="T33" style:parent-style-name="Fonteparág.padrão" style:family="text">
      <style:text-properties style:font-name="Aptos" style:font-name-complex="Aptos"/>
    </style:style>
    <style:style style:name="T34" style:parent-style-name="Fonteparág.padrão" style:family="text">
      <style:text-properties style:font-name="Segoe UI Symbol" style:font-name-complex="Segoe UI Symbol"/>
    </style:style>
    <style:style style:name="T35" style:parent-style-name="Fonteparág.padrão" style:family="text">
      <style:text-properties style:font-name="Aptos" style:font-name-complex="Aptos"/>
    </style:style>
    <style:style style:name="T36" style:parent-style-name="Fonteparág.padrão" style:family="text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T43" style:parent-style-name="Fonteparág.padrão" style:family="text">
      <style:text-properties fo:language="en" fo:country="US"/>
    </style:style>
    <style:style style:name="T44" style:parent-style-name="Fonteparág.padrão" style:family="text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T46" style:parent-style-name="Fonteparág.padrão" style:family="text">
      <style:text-properties fo:language="en" fo:country="US"/>
    </style:style>
    <style:style style:name="T47" style:parent-style-name="Fonteparág.padrão" style:family="text">
      <style:text-properties style:font-name="Segoe UI Emoji" style:font-name-complex="Segoe UI Emoji"/>
    </style:style>
    <style:style style:name="T48" style:parent-style-name="Fonteparág.padrão" style:family="text">
      <style:text-properties style:font-name="Segoe UI Emoji" style:font-name-complex="Segoe UI Emoji"/>
    </style:style>
    <style:style style:name="T49" style:parent-style-name="Fonteparág.padrão" style:family="text">
      <style:text-properties style:font-name="Aptos" style:font-name-complex="Aptos"/>
    </style:style>
    <style:style style:name="T50" style:parent-style-name="Fonteparág.padrão" style:family="text">
      <style:text-properties style:font-name="Aptos" style:font-name-complex="Aptos"/>
    </style:style>
    <style:style style:name="T51" style:parent-style-name="Fonteparág.padrão" style:family="text">
      <style:text-properties style:font-name="Segoe UI Emoji" style:font-name-complex="Segoe UI Emoji"/>
    </style:style>
    <style:style style:name="T52" style:parent-style-name="Fonteparág.padrão" style:family="text">
      <style:text-properties style:font-name="Segoe UI Emoji" style:font-name-complex="Segoe UI Emoji"/>
    </style:style>
    <style:style style:name="T53" style:parent-style-name="Fonteparág.padrão" style:family="text">
      <style:text-properties style:font-name="Aptos" style:font-name-complex="Aptos"/>
    </style:style>
    <style:style style:name="T54" style:parent-style-name="Fonteparág.padrão" style:family="text">
      <style:text-properties style:font-name="Aptos" style:font-name-complex="Aptos"/>
    </style:style>
    <style:style style:name="T55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56" style:parent-style-name="Fonteparág.padrão" style:family="text">
      <style:text-properties fo:font-weight="bold" style:font-weight-asian="bold" style:font-weight-complex="bold"/>
    </style:style>
    <style:style style:name="P57" style:parent-style-name="Normal" style:list-style-name="LFO3" style:family="paragraph"/>
    <style:style style:name="P58" style:parent-style-name="Normal" style:list-style-name="LFO3" style:family="paragraph"/>
    <style:style style:name="P59" style:parent-style-name="Normal" style:list-style-name="LFO3" style:family="paragraph"/>
    <style:style style:name="T60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61" style:parent-style-name="Fonteparág.padrão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Fonteparág.padrão" style:family="text">
      <style:text-properties style:font-name="Segoe UI Emoji" style:font-name-complex="Segoe UI Emoji"/>
    </style:style>
    <style:style style:name="P64" style:parent-style-name="Normal" style:list-style-name="LFO4" style:family="paragraph"/>
    <style:style style:name="T65" style:parent-style-name="Fonteparág.padrão" style:family="text">
      <style:text-properties style:font-name="Segoe UI Emoji" style:font-name-complex="Segoe UI Emoji"/>
    </style:style>
    <style:style style:name="P66" style:parent-style-name="Normal" style:list-style-name="LFO4" style:family="paragraph"/>
    <style:style style:name="T67" style:parent-style-name="Fonteparág.padrão" style:family="text">
      <style:text-properties style:font-name="Segoe UI Emoji" style:font-name-complex="Segoe UI Emoji"/>
    </style:style>
    <style:style style:name="P68" style:parent-style-name="Normal" style:list-style-name="LFO4" style:family="paragraph"/>
    <style:style style:name="T69" style:parent-style-name="Fonteparág.padrão" style:family="text">
      <style:text-properties style:font-name="Segoe UI Emoji" style:font-name-complex="Segoe UI Emoji"/>
    </style:style>
    <style:style style:name="P70" style:parent-style-name="Normal" style:list-style-name="LFO4" style:family="paragraph"/>
    <style:style style:name="T71" style:parent-style-name="Fonteparág.padrão" style:family="text">
      <style:text-properties style:font-name="Segoe UI Emoji" style:font-name-complex="Segoe UI Emoji"/>
    </style:style>
    <style:style style:name="P72" style:parent-style-name="Normal" style:list-style-name="LFO4" style:family="paragraph"/>
    <style:style style:name="T73" style:parent-style-name="Fonteparág.padrão" style:family="text">
      <style:text-properties style:font-name="Segoe UI Emoji" style:font-name-complex="Segoe UI Emoji"/>
    </style:style>
    <style:style style:name="T74" style:parent-style-name="Fonteparág.padrão" style:family="text">
      <style:text-properties fo:font-weight="bold" style:font-weight-asian="bold" style:font-weight-complex="bold"/>
    </style:style>
    <style:style style:name="P75" style:parent-style-name="Normal" style:list-style-name="LFO5" style:family="paragraph"/>
    <style:style style:name="T76" style:parent-style-name="Fonteparág.padrão" style:family="text">
      <style:text-properties style:font-name="Segoe UI Emoji" style:font-name-complex="Segoe UI Emoji"/>
    </style:style>
    <style:style style:name="P77" style:parent-style-name="Normal" style:list-style-name="LFO5" style:family="paragraph"/>
    <style:style style:name="T78" style:parent-style-name="Fonteparág.padrão" style:family="text">
      <style:text-properties style:font-name="Segoe UI Emoji" style:font-name-complex="Segoe UI Emoji"/>
    </style:style>
    <style:style style:name="P79" style:parent-style-name="Normal" style:list-style-name="LFO5" style:family="paragraph"/>
    <style:style style:name="T80" style:parent-style-name="Fonteparág.padrão" style:family="text">
      <style:text-properties style:font-name="Segoe UI Emoji" style:font-name-complex="Segoe UI Emoji"/>
    </style:style>
    <style:style style:name="T81" style:parent-style-name="Fonteparág.padrão" style:family="text">
      <style:text-properties fo:font-weight="bold" style:font-weight-asian="bold" style:font-weight-complex="bold"/>
    </style:style>
    <style:style style:name="T82" style:parent-style-name="Fonteparág.padrão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erfeito. Vou<text:s/><text:span text:style-name="T2">criar um sistema de cadastro em Python do zero</text:span>,<text:s/><text:span text:style-name="T3">bem organizado</text:span>,<text:s/><text:span text:style-name="T4">pronto para usar</text:span>, e<text:s/><text:span text:style-name="T5">fácil de evoluir</text:span>.<text:line-break/>Não vou complicar, mas também não vai ser “exemplo fraco”.</text:p>
      <text:p text:style-name="Normal"><draw:custom-shape svg:x="0in" svg:y="0in" svg:width="45.51042in" svg:height="0.00139in" draw:z-index="0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">✅</text:span><text:span text:style-name="T7"><text:s/>Sistema de Cadastro em Python (Completo)</text:span></text:p>
      <text:p text:style-name="Normal"><text:span text:style-name="T8">📌</text:span><text:span text:style-name="T9"><text:s/>O que esse sistema faz</text:span></text:p>
      <text:list text:style-name="LFO1" text:continue-numbering="true">
        <text:list-item>
          <text:p text:style-name="P10">Cadastrar usuários</text:p>
        </text:list-item>
        <text:list-item>
          <text:p text:style-name="P11">Listar usuários</text:p>
        </text:list-item>
        <text:list-item>
          <text:p text:style-name="P12">Buscar usuário</text:p>
        </text:list-item>
        <text:list-item>
          <text:p text:style-name="P13">Salvar dados em arquivo (<text:span text:style-name="T14">não perde ao fechar</text:span>)</text:p>
        </text:list-item>
      </text:list>
      <text:p text:style-name="Normal">Tecnologias usadas:</text:p>
      <text:list text:style-name="LFO2" text:continue-numbering="true">
        <text:list-item>
          <text:p text:style-name="P15">Python puro</text:p>
        </text:list-item>
        <text:list-item>
          <text:p text:style-name="P16">Arquivo JSON (simples e profissional para projetos pequenos)</text:p>
        </text:list-item>
      </text:list>
      <text:p text:style-name="Normal"><draw:custom-shape svg:x="0in" svg:y="0in" svg:width="45.51042in" svg:height="0.00139in" draw:z-index="0" draw:id="id1" draw:style-name="a1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">📂</text:span><text:span text:style-name="T18"><text:s/>Estrutura do sistema</text:span></text:p>
      <text:p text:style-name="Normal">cadastro.py</text:p>
      <text:p text:style-name="Normal">usuarios.json <text:s/>(criado automaticamente)</text:p>
      <text:p text:style-name="Normal"><draw:custom-shape svg:x="0in" svg:y="0in" svg:width="45.51042in" svg:height="0.00139in" draw:z-index="0" draw:id="id2" draw:style-name="a2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9">🧠</text:span><text:span text:style-name="T20"><text:s/>Código completo (cadastro.py)</text:span></text:p>
      <text:p text:style-name="Normal">import json</text:p>
      <text:p text:style-name="Normal">import os</text:p>
      <text:p text:style-name="Normal"/>
      <text:p text:style-name="Normal">ARQUIVO = "usuarios.json"</text:p>
      <text:p text:style-name="Normal"/>
      <text:p text:style-name="Normal"># =========================</text:p>
      <text:p text:style-name="Normal"># Funções de arquivo</text:p>
      <text:p text:style-name="Normal"># =========================</text:p>
      <text:p text:style-name="Normal"/>
      <text:soft-page-break/>
      <text:p text:style-name="Normal">def carregar_usuarios():</text:p>
      <text:p text:style-name="Normal">   <text:s/><text:span text:style-name="T21">if os.path.exists(ARQUIVO):</text:span></text:p>
      <text:p text:style-name="P22">        with open(ARQUIVO, "r", encoding="utf-8") as f:</text:p>
      <text:p text:style-name="P23">            return json.load(f)</text:p>
      <text:p text:style-name="P24">    return []</text:p>
      <text:p text:style-name="P25"/>
      <text:p text:style-name="P26">def salvar_usuarios(usuarios):</text:p>
      <text:p text:style-name="P27">    with open(ARQUIVO, "w", encoding="utf-8") as f:</text:p>
      <text:p text:style-name="Normal"><text:span text:style-name="T28">       <text:s/></text:span>json.dump(usuarios, f, indent=4, ensure_ascii=False)</text:p>
      <text:p text:style-name="Normal"/>
      <text:p text:style-name="Normal"># =========================</text:p>
      <text:p text:style-name="Normal"># Funções do sistema</text:p>
      <text:p text:style-name="Normal"># =========================</text:p>
      <text:p text:style-name="Normal"/>
      <text:p text:style-name="Normal">def cadastrar_usuario(usuarios):</text:p>
      <text:p text:style-name="Normal">    print("\n=== Cadastro de Usuário ===")</text:p>
      <text:p text:style-name="Normal">   <text:s/><text:span text:style-name="T29">nome = input("Nome: ")</text:span></text:p>
      <text:p text:style-name="P30">    email = input("Email: ")</text:p>
      <text:p text:style-name="Normal"><text:span text:style-name="T31">   <text:s/></text:span>idade = input("Idade: ")</text:p>
      <text:p text:style-name="Normal"/>
      <text:p text:style-name="Normal">    usuario = {</text:p>
      <text:p text:style-name="Normal">        "nome": nome,</text:p>
      <text:p text:style-name="Normal">        "email": email,</text:p>
      <text:p text:style-name="Normal">        "idade": idade</text:p>
      <text:p text:style-name="Normal">    }</text:p>
      <text:p text:style-name="Normal"/>
      <text:p text:style-name="Normal">    usuarios.append(usuario)</text:p>
      <text:p text:style-name="Normal">    salvar_usuarios(usuarios)</text:p>
      <text:p text:style-name="Normal"/>
      <text:p text:style-name="Normal">    print("<text:span text:style-name="T32">✅</text:span><text:s/>Usu<text:span text:style-name="T33">á</text:span>rio cadastrado com sucesso!\n")</text:p>
      <text:p text:style-name="Normal"/>
      <text:p text:style-name="Normal">def listar_usuarios(usuarios):</text:p>
      <text:p text:style-name="Normal">    print("\n=== Lista de Usuários ===")</text:p>
      <text:p text:style-name="Normal"/>
      <text:p text:style-name="Normal">    if not usuarios:</text:p>
      <text:p text:style-name="Normal">        print("<text:span text:style-name="T34">⚠</text:span><text:s/>Nenhum usu<text:span text:style-name="T35">á</text:span>rio cadastrado.\n")</text:p>
      <text:p text:style-name="Normal">       <text:s/><text:span text:style-name="T36">return</text:span></text:p>
      <text:p text:style-name="P37"/>
      <text:p text:style-name="P38">    for i, u in enumerate(usuarios, start=1):</text:p>
      <text:p text:style-name="P39">        print(f"{i} - {u['nome']} | {u['email']} | {u['idade']} anos")</text:p>
      <text:p text:style-name="P40">    print()</text:p>
      <text:p text:style-name="P41"/>
      <text:p text:style-name="P42">def buscar_usuario(usuarios):</text:p>
      <text:p text:style-name="Normal"><text:span text:style-name="T43">   <text:s/></text:span>print("\n=== Buscar Usuário ===")</text:p>
      <text:p text:style-name="Normal">    nome = input("Digite o nome: ").lower()</text:p>
      <text:p text:style-name="Normal"/>
      <text:p text:style-name="Normal">   <text:s/><text:span text:style-name="T44">for u in usuarios:</text:span></text:p>
      <text:p text:style-name="P45">        if u["nome"].lower() == nome:</text:p>
      <text:p text:style-name="Normal"><text:span text:style-name="T46">           <text:s/></text:span>print(f"<text:span text:style-name="T47">✅</text:span><text:s/>Encontrado: {u['nome']} | {u['email']} | {u['idade']} anos\n")</text:p>
      <text:p text:style-name="Normal">            return</text:p>
      <text:p text:style-name="Normal"/>
      <text:p text:style-name="Normal">    print("<text:span text:style-name="T48">❌</text:span><text:s/>Usu<text:span text:style-name="T49">á</text:span>rio n<text:span text:style-name="T50">ã</text:span>o encontrado.\n")</text:p>
      <text:p text:style-name="Normal"/>
      <text:p text:style-name="Normal"># =========================</text:p>
      <text:p text:style-name="Normal"># Menu principal</text:p>
      <text:p text:style-name="Normal"># =========================</text:p>
      <text:p text:style-name="Normal"/>
      <text:p text:style-name="Normal">def menu():</text:p>
      <text:p text:style-name="Normal">    usuarios = carregar_usuarios()</text:p>
      <text:p text:style-name="Normal"/>
      <text:p text:style-name="Normal">    while True:</text:p>
      <text:p text:style-name="Normal">        print("=== SISTEMA DE CADASTRO ===")</text:p>
      <text:p text:style-name="Normal">        print("1 - Cadastrar usuário")</text:p>
      <text:p text:style-name="Normal">        print("2 - Listar usuários")</text:p>
      <text:p text:style-name="Normal">        print("3 - Buscar usuário")</text:p>
      <text:p text:style-name="Normal">        print("4 - Sair")</text:p>
      <text:p text:style-name="Normal"/>
      <text:p text:style-name="Normal">        opcao = input("Escolha uma opção: ")</text:p>
      <text:p text:style-name="Normal"/>
      <text:p text:style-name="Normal">        if opcao == "1":</text:p>
      <text:p text:style-name="Normal">            cadastrar_usuario(usuarios)</text:p>
      <text:p text:style-name="Normal">        elif opcao == "2":</text:p>
      <text:p text:style-name="Normal">            listar_usuarios(usuarios)</text:p>
      <text:p text:style-name="Normal">        elif opcao == "3":</text:p>
      <text:p text:style-name="Normal">            buscar_usuario(usuarios)</text:p>
      <text:p text:style-name="Normal">        elif opcao == "4":</text:p>
      <text:p text:style-name="Normal">            print("<text:span text:style-name="T51">👋</text:span><text:s/>Encerrando sistema...")</text:p>
      <text:p text:style-name="Normal">            break</text:p>
      <text:p text:style-name="Normal">        else:</text:p>
      <text:p text:style-name="Normal">            print("<text:span text:style-name="T52">❌</text:span><text:s/>Op<text:span text:style-name="T53">çã</text:span>o inv<text:span text:style-name="T54">á</text:span>lida!\n")</text:p>
      <text:p text:style-name="Normal"/>
      <text:p text:style-name="Normal">menu()</text:p>
      <text:p text:style-name="Normal"><draw:custom-shape svg:x="0in" svg:y="0in" svg:width="45.51042in" svg:height="0.00139in" draw:z-index="0" draw:id="id3" draw:style-name="a3" draw:name="Horizontal Line 4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5">▶️</text:span><text:span text:style-name="T56"><text:s/>Como executar</text:span></text:p>
      <text:soft-page-break/>
      <text:list text:style-name="LFO3" text:continue-numbering="true">
        <text:list-item>
          <text:p text:style-name="P57">Instale Python (3.10 ou superior)</text:p>
        </text:list-item>
        <text:list-item>
          <text:p text:style-name="P58">Salve o código como cadastro.py</text:p>
        </text:list-item>
        <text:list-item>
          <text:p text:style-name="P59">No terminal:</text:p>
        </text:list-item>
      </text:list>
      <text:p text:style-name="Normal">python cadastro.py</text:p>
      <text:p text:style-name="Normal"><draw:custom-shape svg:x="0in" svg:y="0in" svg:width="45.51042in" svg:height="0.00139in" draw:z-index="0" draw:id="id4" draw:style-name="a4" draw:name="Horizontal Line 4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0">🚀</text:span><text:span text:style-name="T61"><text:s/>Evoluções possíveis (posso fazer pra você)</text:span></text:p>
      <text:list text:style-name="LFO4" text:continue-numbering="true">
        <text:list-item>
          <text:p text:style-name="P62"><text:span text:style-name="T63">✅</text:span><text:s/>Login e senha</text:p>
        </text:list-item>
        <text:list-item>
          <text:p text:style-name="P64"><text:span text:style-name="T65">✅</text:span><text:s/>Validação de e-mail</text:p>
        </text:list-item>
        <text:list-item>
          <text:p text:style-name="P66"><text:span text:style-name="T67">✅</text:span><text:s/>Cadastro de clientes / alunos / produtos</text:p>
        </text:list-item>
        <text:list-item>
          <text:p text:style-name="P68"><text:span text:style-name="T69">✅</text:span><text:s/>Interface gráfica (Tkinter)</text:p>
        </text:list-item>
        <text:list-item>
          <text:p text:style-name="P70"><text:span text:style-name="T71">✅</text:span><text:s/>Sistema web (Flask)</text:p>
        </text:list-item>
        <text:list-item>
          <text:p text:style-name="P72"><text:span text:style-name="T73">✅</text:span><text:s/>Banco de dados SQLite</text:p>
        </text:list-item>
      </text:list>
      <text:p text:style-name="Normal"><draw:custom-shape svg:x="0in" svg:y="0in" svg:width="45.51042in" svg:height="0.00139in" draw:z-index="0" draw:id="id5" draw:style-name="a5" draw:name="Horizontal Line 42" text:anchor-type="as-char"><svg:title/><svg:desc/><draw:enhanced-geometry draw:type="non-primitive" svg:viewBox="0 0 21600 21600" draw:enhanced-path="M 0 0 L 21600 0 21600 21600 0 21600 Z N"/></draw:custom-shape></text:p>
      <text:p text:style-name="Normal">Se quiser, me diga<text:s/><text:span text:style-name="T74">qual é o objetivo</text:span>:</text:p>
      <text:list text:style-name="LFO5" text:continue-numbering="true">
        <text:list-item>
          <text:p text:style-name="P75"><text:span text:style-name="T76">📌</text:span><text:s/>estudo</text:p>
        </text:list-item>
        <text:list-item>
          <text:p text:style-name="P77"><text:span text:style-name="T78">📌</text:span><text:s/>trabalho</text:p>
        </text:list-item>
        <text:list-item>
          <text:p text:style-name="P79"><text:span text:style-name="T80">📌</text:span><text:s/>sistema real</text:p>
        </text:list-item>
      </text:list>
      <text:p text:style-name="Normal">E<text:s/><text:span text:style-name="T81">o que você quer cadastrar</text:span><text:s/>(usuários, clientes, alunos, produtos).<text:line-break/>Eu adapto o sistema<text:s/><text:span text:style-name="T82">exatamente para sua necessidade</text:span>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AN BATISTA DOS SANTOS</meta:initial-creator>
    <dc:creator>ALAN BATISTA DOS SANTOS</dc:creator>
    <meta:creation-date>2026-03-21T00:45:00Z</meta:creation-date>
    <dc:date>2026-03-21T00:47:00Z</dc:date>
    <meta:template xlink:href="Normal" xlink:type="simple"/>
    <meta:editing-cycles>1</meta:editing-cycles>
    <meta:editing-duration>PT0S</meta:editing-duration>
    <meta:document-statistic meta:page-count="5" meta:paragraph-count="6" meta:word-count="510" meta:character-count="3264" meta:row-count="23" meta:non-whitespace-character-count="2760"/>
  </office:meta>
</office:document-meta>
</file>